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3" style:family="table-cell" style:parent-style-name="V_237_rgula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4" style:family="table-cell" style:parent-style-name="V_237_rgula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5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6" style:family="table-cell" style:parent-style-name="V_237_rgula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7" style:family="table-cell" style:parent-style-name="Normal_32_3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18" style:family="table-cell" style:parent-style-name="V_237_rgula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9" style:family="table-cell" style:parent-style-name="V_237_rgula_32_2" style:data-style-name="N2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2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2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/>
    </style:style>
    <style:style style:name="ce2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8.8370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58.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20">
            <text:p><text:span text:style-name="T1">TABELA I</text:span>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22">
            <text:p><text:span text:style-name="T2">RESOLUÇÃO Nº 200, DE 10 DE JULHO DE 2019</text:span>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<text:span text:style-name="T3">Mês/Ano de Referencia:</text:span></text:p>
          </table:table-cell>
          <table:table-cell office:value-type="string" table:number-columns-spanned="19" table:number-rows-spanned="1" table:style-name="ce24">
            <text:p><text:span text:style-name="T3">Abr/2021</text:span>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style-name="ce3">
            <text:p><text:span text:style-name="T4">Matrícula</text:span></text:p>
          </table:table-cell>
          <table:table-cell office:value-type="string" table:style-name="ce3">
            <text:p><text:span text:style-name="T4">Nome</text:span></text:p>
          </table:table-cell>
          <table:table-cell office:value-type="string" table:style-name="ce3">
            <text:p><text:span text:style-name="T4">Cargo / Função</text:span></text:p>
          </table:table-cell>
          <table:table-cell office:value-type="string" table:style-name="ce3">
            <text:p><text:span text:style-name="T4">Lotação</text:span></text:p>
          </table:table-cell>
          <table:table-cell office:value-type="string" table:style-name="ce3">
            <text:p><text:span text:style-name="T4">Grupo</text:span></text:p>
          </table:table-cell>
          <table:table-cell office:value-type="string" table:number-columns-spanned="9" table:number-rows-spanned="1" table:style-name="ce26">
            <text:p><text:span text:style-name="T4">Rendimentos</text:span></text:p>
          </table:table-cell>
          <table:covered-table-cell table:number-columns-repeated="8"/>
          <table:table-cell office:value-type="string" table:number-columns-spanned="5" table:number-rows-spanned="1" table:style-name="ce26">
            <text:p><text:span text:style-name="T4">Descontos</text:span></text:p>
          </table:table-cell>
          <table:covered-table-cell table:number-columns-repeated="4"/>
          <table:table-cell office:value-type="string" table:style-name="ce3">
            <text:p><text:span text:style-name="T4">Rendimento Líquido Total (14)</text:span></text:p>
          </table:table-cell>
          <table:table-cell table:number-columns-repeated="16364"/>
        </table:table-row>
        <table:table-row table:style-name="ro4">
          <table:table-cell table:number-columns-repeated="5" table:style-name="ce4"/>
          <table:table-cell office:value-type="string" table:number-columns-spanned="2" table:number-rows-spanned="1" table:style-name="ce26">
            <text:p><text:span text:style-name="T4">Remuneração Básica</text:span></text:p>
          </table:table-cell>
          <table:covered-table-cell/>
          <table:table-cell office:value-type="string" table:number-columns-spanned="4" table:number-rows-spanned="1" table:style-name="ce26">
            <text:p><text:span text:style-name="T4">Remuneração Eventual ou Temporária</text:span></text:p>
          </table:table-cell>
          <table:covered-table-cell table:number-columns-repeated="3"/>
          <table:table-cell office:value-type="string" table:style-name="ce3">
            <text:p><text:span text:style-name="T4">Outras Remunerações Temporárias(7)</text:span></text:p>
          </table:table-cell>
          <table:table-cell office:value-type="string" table:style-name="ce3">
            <text:p><text:span text:style-name="T4">Verbas Indenizatórias(8)</text:span></text:p>
          </table:table-cell>
          <table:table-cell office:value-type="string" table:style-name="ce3">
            <text:p><text:span text:style-name="T4">Total de Rendimentos Brutos(9)</text:span></text:p>
          </table:table-cell>
          <table:table-cell office:value-type="string" table:number-columns-spanned="3" table:number-rows-spanned="1" table:style-name="ce26">
            <text:p><text:span text:style-name="T4">Obrigatórios/Legais</text:span></text:p>
          </table:table-cell>
          <table:covered-table-cell table:number-columns-repeated="2"/>
          <table:table-cell office:value-type="string" table:style-name="ce3">
            <text:p><text:span text:style-name="T4">Pessoais</text:span></text:p>
          </table:table-cell>
          <table:table-cell office:value-type="string" table:style-name="ce3">
            <text:p><text:span text:style-name="T4">Total de Descontos(13)</text:span></text:p>
          </table:table-cell>
          <table:table-cell table:style-name="ce4"/>
          <table:table-cell table:number-columns-repeated="16364"/>
        </table:table-row>
        <table:table-row table:style-name="ro5">
          <table:table-cell table:number-columns-repeated="5" table:style-name="ce4"/>
          <table:table-cell office:value-type="string" table:style-name="ce3">
            <text:p><text:span text:style-name="T4">Remuneração do Cargo Efetivo(1)</text:span></text:p>
          </table:table-cell>
          <table:table-cell office:value-type="string" table:style-name="ce3">
            <text:p><text:span text:style-name="T4">Outras Verbas Remuneratórias, Legais ou Judiciais(2)</text:span></text:p>
          </table:table-cell>
          <table:table-cell office:value-type="string" table:style-name="ce3">
            <text:p><text:span text:style-name="T4">Função de Confiança ou Cargo em Comissão(3)</text:span></text:p>
          </table:table-cell>
          <table:table-cell office:value-type="string" table:style-name="ce3">
            <text:p><text:span text:style-name="T4">Gratificação Natalina(4)</text:span></text:p>
          </table:table-cell>
          <table:table-cell office:value-type="string" table:style-name="ce3">
            <text:p><text:span text:style-name="T4">Férias (1/3 constitucional) (5)</text:span></text:p>
          </table:table-cell>
          <table:table-cell office:value-type="string" table:style-name="ce3">
            <text:p><text:span text:style-name="T4">Abono de Permanência(6)</text:span></text:p>
          </table:table-cell>
          <table:table-cell table:number-columns-repeated="3" table:style-name="ce4"/>
          <table:table-cell office:value-type="string" table:style-name="ce3">
            <text:p><text:span text:style-name="T4">Contribuição Previdenciária(10)</text:span></text:p>
          </table:table-cell>
          <table:table-cell office:value-type="string" table:style-name="ce3">
            <text:p><text:span text:style-name="T4">Imposto de Renda(11)</text:span></text:p>
          </table:table-cell>
          <table:table-cell office:value-type="string" table:style-name="ce3">
            <text:p><text:span text:style-name="T4">Retenção por Teto Constitucional(12)</text:span></text:p>
          </table:table-cell>
          <table:table-cell office:value-type="string" table:style-name="ce3">
            <text:p><text:span text:style-name="T4">Outros (12.1)</text:span></text:p>
          </table:table-cell>
          <table:table-cell table:number-columns-repeated="2" table:style-name="ce4"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<text:span text:style-name="T5">ABELARDO TOWNES DE CASTRO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7081.39" table:style-name="ce7">
            <text:p>17.081,39</text:p>
          </table:table-cell>
          <table:table-cell office:value-type="float" office:value="28739.56" table:style-name="ce7">
            <text:p>28.739,56</text:p>
          </table:table-cell>
          <table:table-cell office:value-type="float" office:value="10091.57" table:style-name="ce7">
            <text:p>10.091,57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<text:span text:style-name="T5">ADENILSON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COMBATE EVASAO FISC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7009.67" table:style-name="ce7">
            <text:p>7.009,67</text:p>
          </table:table-cell>
          <table:table-cell office:value-type="float" office:value="0" table:style-name="ce7">
            <text:p>0,00</text:p>
          </table:table-cell>
          <table:table-cell office:value-type="float" office:value="10283.6" table:style-name="ce7">
            <text:p>10.283,60</text:p>
          </table:table-cell>
          <table:table-cell office:value-type="float" office:value="22009.74" table:style-name="ce7">
            <text:p>22.009,74</text:p>
          </table:table-cell>
          <table:table-cell office:value-type="float" office:value="21874.76" table:style-name="ce7">
            <text:p>21.874,76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<text:span text:style-name="T5">ALEKINE LOPES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DE HABITACAO E URBANISM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2635.87" table:style-name="ce7">
            <text:p>12.635,87</text:p>
          </table:table-cell>
          <table:table-cell office:value-type="float" office:value="24294.04" table:style-name="ce7">
            <text:p>24.294,04</text:p>
          </table:table-cell>
          <table:table-cell office:value-type="float" office:value="14537.09" table:style-name="ce7">
            <text:p>14.537,09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<text:span text:style-name="T5">ALESSANDRA GARCIA MARQU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 DO CONSUMIDOR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091.54" table:style-name="ce7">
            <text:p>3.091,54</text:p>
          </table:table-cell>
          <table:table-cell office:value-type="float" office:value="14906.13" table:style-name="ce7">
            <text:p>14.906,13</text:p>
          </table:table-cell>
          <table:table-cell office:value-type="float" office:value="23925" table:style-name="ce7">
            <text:p>23.925,00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<text:span text:style-name="T5">ALMIR FERNANDES B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724.94" table:style-name="ce7">
            <text:p>11.724,94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5609.440000000002" table:style-name="ce7">
            <text:p>55.609,44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20275.55" table:style-name="ce7">
            <text:p>20.275,55</text:p>
          </table:table-cell>
          <table:table-cell office:value-type="float" office:value="34724.71" table:style-name="ce7">
            <text:p>34.724,71</text:p>
          </table:table-cell>
          <table:table-cell office:value-type="float" office:value="20884.73" table:style-name="ce7">
            <text:p>20.884,73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<text:span text:style-name="T5">ALVARO LUIZ ARAUJO PER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8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4404.78" table:style-name="ce7">
            <text:p>4.404,78</text:p>
          </table:table-cell>
          <table:table-cell office:value-type="float" office:value="19272.32" table:style-name="ce7">
            <text:p>19.272,32</text:p>
          </table:table-cell>
          <table:table-cell office:value-type="float" office:value="26828.560000000001" table:style-name="ce7">
            <text:p>26.828,56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<text:span text:style-name="T5">ANTONIO ALCESTE CALLIL DE CASTR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BUJA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11148.29" table:style-name="ce7">
            <text:p>11.148,2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49406.7" table:style-name="ce7">
            <text:p>49.406,70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9145.2800000000007" table:style-name="ce7">
            <text:p>9.145,28</text:p>
          </table:table-cell>
          <table:table-cell office:value-type="float" office:value="0" table:style-name="ce7">
            <text:p>0,00</text:p>
          </table:table-cell>
          <table:table-cell office:value-type="float" office:value="6194.96" table:style-name="ce7">
            <text:p>6.194,96</text:p>
          </table:table-cell>
          <table:table-cell office:value-type="float" office:value="19596.849999999999" table:style-name="ce7">
            <text:p>19.596,85</text:p>
          </table:table-cell>
          <table:table-cell office:value-type="float" office:value="29809.85" table:style-name="ce7">
            <text:p>29.809,85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<text:span text:style-name="T5">ARETUZA DE ALMEIDA CRU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25828.32" table:style-name="ce7">
            <text:p>25.828,3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9712.820000000007" table:style-name="ce7">
            <text:p>69.712,82</text:p>
          </table:table-cell>
          <table:table-cell office:value-type="float" office:value="4716.47" table:style-name="ce7">
            <text:p>4.716,47</text:p>
          </table:table-cell>
          <table:table-cell office:value-type="float" office:value="13539.04" table:style-name="ce7">
            <text:p>13.539,04</text:p>
          </table:table-cell>
          <table:table-cell office:value-type="float" office:value="0" table:style-name="ce7">
            <text:p>0,00</text:p>
          </table:table-cell>
          <table:table-cell office:value-type="float" office:value="4778.7299999999996" table:style-name="ce7">
            <text:p>4.778,73</text:p>
          </table:table-cell>
          <table:table-cell office:value-type="float" office:value="23034.240000000002" table:style-name="ce7">
            <text:p>23.034,24</text:p>
          </table:table-cell>
          <table:table-cell office:value-type="float" office:value="46678.58" table:style-name="ce7">
            <text:p>46.678,58</text:p>
          </table:table-cell>
          <table:table-cell table:number-columns-repeated="16364"/>
        </table:table-row>
        <table:table-row table:style-name="ro6">
          <table:table-cell office:value-type="float" office:value="55961" table:style-name="ce5">
            <text:p>55961</text:p>
          </table:table-cell>
          <table:table-cell office:value-type="string" table:style-name="ce6">
            <text:p><text:span text:style-name="T5">AURE RIBEIRO NETO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UMULATIVA DE MANOEL URBAN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164.88" table:style-name="ce7">
            <text:p>6.164,88</text:p>
          </table:table-cell>
          <table:table-cell office:value-type="float" office:value="0" table:style-name="ce7">
            <text:p>0,00</text:p>
          </table:table-cell>
          <table:table-cell office:value-type="float" office:value="13028.7" table:style-name="ce7">
            <text:p>13.028,70</text:p>
          </table:table-cell>
          <table:table-cell office:value-type="float" office:value="23450.19" table:style-name="ce7">
            <text:p>23.450,19</text:p>
          </table:table-cell>
          <table:table-cell office:value-type="float" office:value="11767.78" table:style-name="ce7">
            <text:p>11.767,78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<text:span text:style-name="T5">BERNARDO FITERMAN ALB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694.53" table:style-name="ce7">
            <text:p>5.694,53</text:p>
          </table:table-cell>
          <table:table-cell office:value-type="float" office:value="18898.79" table:style-name="ce7">
            <text:p>18.898,79</text:p>
          </table:table-cell>
          <table:table-cell office:value-type="float" office:value="24985.71" table:style-name="ce7">
            <text:p>24.985,71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<text:span text:style-name="T5">BIANCA BERNARDES DE MORAES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IVE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57.41" table:style-name="ce7">
            <text:p>7.157,41</text:p>
          </table:table-cell>
          <table:table-cell office:value-type="float" office:value="0" table:style-name="ce7">
            <text:p>0,00</text:p>
          </table:table-cell>
          <table:table-cell office:value-type="float" office:value="1215.58" table:style-name="ce7">
            <text:p>1.215,58</text:p>
          </table:table-cell>
          <table:table-cell office:value-type="float" office:value="12629.6" table:style-name="ce7">
            <text:p>12.629,60</text:p>
          </table:table-cell>
          <table:table-cell office:value-type="float" office:value="25628.81" table:style-name="ce7">
            <text:p>25.628,81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<text:span text:style-name="T5">CARLOS AUGUSTO DA COSTA PESCAD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00.7" table:style-name="ce7">
            <text:p>4.800,7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631.83" table:style-name="ce7">
            <text:p>43.631,83</text:p>
          </table:table-cell>
          <table:table-cell office:value-type="float" office:value="4716.47" table:style-name="ce7">
            <text:p>4.716,47</text:p>
          </table:table-cell>
          <table:table-cell office:value-type="float" office:value="8418.31" table:style-name="ce7">
            <text:p>8.418,31</text:p>
          </table:table-cell>
          <table:table-cell office:value-type="float" office:value="0" table:style-name="ce7">
            <text:p>0,00</text:p>
          </table:table-cell>
          <table:table-cell office:value-type="float" office:value="3142.42" table:style-name="ce7">
            <text:p>3.142,42</text:p>
          </table:table-cell>
          <table:table-cell office:value-type="float" office:value="16277.2" table:style-name="ce7">
            <text:p>16.277,20</text:p>
          </table:table-cell>
          <table:table-cell office:value-type="float" office:value="27354.63" table:style-name="ce7">
            <text:p>27.354,63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<text:span text:style-name="T5">CARLOS ROBERTO DA SILVA MAI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0781.550000000003" table:style-name="ce7">
            <text:p>40.781,55</text:p>
          </table:table-cell>
          <table:table-cell office:value-type="float" office:value="4964.71" table:style-name="ce7">
            <text:p>4.964,71</text:p>
          </table:table-cell>
          <table:table-cell office:value-type="float" office:value="7465.32" table:style-name="ce7">
            <text:p>7.465,32</text:p>
          </table:table-cell>
          <table:table-cell office:value-type="float" office:value="0" table:style-name="ce7">
            <text:p>0,00</text:p>
          </table:table-cell>
          <table:table-cell office:value-type="float" office:value="8787.0300000000007" table:style-name="ce7">
            <text:p>8.787,03</text:p>
          </table:table-cell>
          <table:table-cell office:value-type="float" office:value="21217.06" table:style-name="ce7">
            <text:p>21.217,06</text:p>
          </table:table-cell>
          <table:table-cell office:value-type="float" office:value="19564.490000000002" table:style-name="ce7">
            <text:p>19.564,49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<text:span text:style-name="T5">CELSO JERONIMO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CORREGEDORIA GER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4611.82" table:style-name="ce7">
            <text:p>54.611,82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5034.46" table:style-name="ce7">
            <text:p>5.034,46</text:p>
          </table:table-cell>
          <table:table-cell office:value-type="float" office:value="7826.05" table:style-name="ce7">
            <text:p>7.826,05</text:p>
          </table:table-cell>
          <table:table-cell office:value-type="float" office:value="27761.52" table:style-name="ce7">
            <text:p>27.761,52</text:p>
          </table:table-cell>
          <table:table-cell office:value-type="float" office:value="26850.3" table:style-name="ce7">
            <text:p>26.850,30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<text:span text:style-name="T5">COSMO LIMA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083.4" table:style-name="ce7">
            <text:p>8.083,40</text:p>
          </table:table-cell>
          <table:table-cell office:value-type="float" office:value="1488.23" table:style-name="ce7">
            <text:p>1.488,23</text:p>
          </table:table-cell>
          <table:table-cell office:value-type="float" office:value="8211.2999999999993" table:style-name="ce7">
            <text:p>8.211,30</text:p>
          </table:table-cell>
          <table:table-cell office:value-type="float" office:value="22747.64" table:style-name="ce7">
            <text:p>22.747,64</text:p>
          </table:table-cell>
          <table:table-cell office:value-type="float" office:value="23353.24" table:style-name="ce7">
            <text:p>23.353,24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<text:span text:style-name="T5">DAISSON GOMES TEL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269.61" table:style-name="ce7">
            <text:p>20.269,6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55487.58" table:style-name="ce7">
            <text:p>55.487,58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10156.73" table:style-name="ce7">
            <text:p>10.156,73</text:p>
          </table:table-cell>
          <table:table-cell office:value-type="float" office:value="0" table:style-name="ce7">
            <text:p>0,00</text:p>
          </table:table-cell>
          <table:table-cell office:value-type="float" office:value="6839.81" table:style-name="ce7">
            <text:p>6.839,81</text:p>
          </table:table-cell>
          <table:table-cell office:value-type="float" office:value="21253.15" table:style-name="ce7">
            <text:p>21.253,15</text:p>
          </table:table-cell>
          <table:table-cell office:value-type="float" office:value="34234.43" table:style-name="ce7">
            <text:p>34.234,43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<text:span text:style-name="T5">DANILO LOVISARO DO NASCIMEN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16210.53" table:style-name="ce7">
            <text:p>16.210,53</text:p>
          </table:table-cell>
          <table:table-cell office:value-type="float" office:value="31234.48" table:style-name="ce7">
            <text:p>31.234,48</text:p>
          </table:table-cell>
          <table:table-cell office:value-type="float" office:value="14866.4" table:style-name="ce7">
            <text:p>14.866,40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<text:span text:style-name="T5">DAYAN MOREIRA ALBUQUERQU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680.53" table:style-name="ce7">
            <text:p>3.680,53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7565.03" table:style-name="ce7">
            <text:p>47.565,03</text:p>
          </table:table-cell>
          <table:table-cell office:value-type="float" office:value="4716.47" table:style-name="ce7">
            <text:p>4.716,47</text:p>
          </table:table-cell>
          <table:table-cell office:value-type="float" office:value="6721.75" table:style-name="ce7">
            <text:p>6.721,75</text:p>
          </table:table-cell>
          <table:table-cell office:value-type="float" office:value="3129.69" table:style-name="ce7">
            <text:p>3.129,69</text:p>
          </table:table-cell>
          <table:table-cell office:value-type="float" office:value="10467.89" table:style-name="ce7">
            <text:p>10.467,89</text:p>
          </table:table-cell>
          <table:table-cell office:value-type="float" office:value="25035.8" table:style-name="ce7">
            <text:p>25.035,80</text:p>
          </table:table-cell>
          <table:table-cell office:value-type="float" office:value="22529.23" table:style-name="ce7">
            <text:p>22.529,23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<text:span text:style-name="T5">DIANA SORAIA TABALIPA PIMENT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573.169999999998" table:style-name="ce7">
            <text:p>16.573,17</text:p>
          </table:table-cell>
          <table:table-cell office:value-type="float" office:value="27311.33" table:style-name="ce7">
            <text:p>27.311,3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<text:span text:style-name="T5">DULCE HELENA DE FREITAS F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3 PROMOTORIA DE JUST CRIMINAL <text:s/>VIOL DOM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<text:span text:style-name="T5">EFRAIN ENRIQUE MENDOZA MENDIVIL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3631.13" table:style-name="ce7">
            <text:p>53.631,13</text:p>
          </table:table-cell>
          <table:table-cell office:value-type="float" office:value="6788.47" table:style-name="ce7">
            <text:p>6.788,47</text:p>
          </table:table-cell>
          <table:table-cell office:value-type="float" office:value="9127.41" table:style-name="ce7">
            <text:p>9.127,41</text:p>
          </table:table-cell>
          <table:table-cell office:value-type="float" office:value="0" table:style-name="ce7">
            <text:p>0,00</text:p>
          </table:table-cell>
          <table:table-cell office:value-type="float" office:value="6061.7" table:style-name="ce7">
            <text:p>6.061,70</text:p>
          </table:table-cell>
          <table:table-cell office:value-type="float" office:value="21977.58" table:style-name="ce7">
            <text:p>21.977,58</text:p>
          </table:table-cell>
          <table:table-cell office:value-type="float" office:value="31653.55" table:style-name="ce7">
            <text:p>31.653,55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<text:span text:style-name="T5">ELIANE MISAE KINOSHI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2081.71" table:style-name="ce7">
            <text:p>2.081,71</text:p>
          </table:table-cell>
          <table:table-cell office:value-type="float" office:value="14770.61" table:style-name="ce7">
            <text:p>14.770,61</text:p>
          </table:table-cell>
          <table:table-cell office:value-type="float" office:value="27429.43" table:style-name="ce7">
            <text:p>27.429,43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<text:span text:style-name="T5">ERICK CAVALCANTI LINHARES LIM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31.37" table:style-name="ce7">
            <text:p>331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31.3699999999999" table:style-name="ce7">
            <text:p>1.031,37</text:p>
          </table:table-cell>
          <table:table-cell office:value-type="float" office:value="3968.63" table:style-name="ce7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<text:span text:style-name="T5">FERNANDO HENRIQUE SANTOS TER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6613.03" table:style-name="ce7">
            <text:p>6.613,03</text:p>
          </table:table-cell>
          <table:table-cell office:value-type="float" office:value="19817.29" table:style-name="ce7">
            <text:p>19.817,29</text:p>
          </table:table-cell>
          <table:table-cell office:value-type="float" office:value="24067.21" table:style-name="ce7">
            <text:p>24.067,21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<text:span text:style-name="T5">FERNANDO REGIS CEMBRAN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889.57" table:style-name="ce7">
            <text:p>6.889,57</text:p>
          </table:table-cell>
          <table:table-cell office:value-type="float" office:value="0" table:style-name="ce7">
            <text:p>0,00</text:p>
          </table:table-cell>
          <table:table-cell office:value-type="float" office:value="9714.56" table:style-name="ce7">
            <text:p>9.714,56</text:p>
          </table:table-cell>
          <table:table-cell office:value-type="float" office:value="21320.6" table:style-name="ce7">
            <text:p>21.320,60</text:p>
          </table:table-cell>
          <table:table-cell office:value-type="float" office:value="17510.53" table:style-name="ce7">
            <text:p>17.510,53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<text:span text:style-name="T5">FLAVIO AUGUSTO SIQUEIRA DE OLIV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5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08.3" table:style-name="ce7">
            <text:p>5.308,3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8544.05" table:style-name="ce7">
            <text:p>48.544,05</text:p>
          </table:table-cell>
          <table:table-cell office:value-type="float" office:value="5308.29" table:style-name="ce7">
            <text:p>5.308,29</text:p>
          </table:table-cell>
          <table:table-cell office:value-type="float" office:value="9453.3799999999992" table:style-name="ce7">
            <text:p>9.453,38</text:p>
          </table:table-cell>
          <table:table-cell office:value-type="float" office:value="0" table:style-name="ce7">
            <text:p>0,00</text:p>
          </table:table-cell>
          <table:table-cell office:value-type="float" office:value="25693.94" table:style-name="ce7">
            <text:p>25.693,94</text:p>
          </table:table-cell>
          <table:table-cell office:value-type="float" office:value="40455.61" table:style-name="ce7">
            <text:p>40.455,61</text:p>
          </table:table-cell>
          <table:table-cell office:value-type="float" office:value="8088.44" table:style-name="ce7">
            <text:p>8.088,44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<text:span text:style-name="T5">FLAVIO BUSSAB DELLA LIBE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PORT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8534.57" table:style-name="ce7">
            <text:p>8.534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673.35" table:style-name="ce7">
            <text:p>3.673,35</text:p>
          </table:table-cell>
          <table:table-cell office:value-type="float" office:value="12207.92" table:style-name="ce7">
            <text:p>12.207,92</text:p>
          </table:table-cell>
          <table:table-cell office:value-type="float" office:value="1194.83" table:style-name="ce7">
            <text:p>1.194,83</text:p>
          </table:table-cell>
          <table:table-cell office:value-type="float" office:value="1044.79" table:style-name="ce7">
            <text:p>1.044,79</text:p>
          </table:table-cell>
          <table:table-cell office:value-type="float" office:value="0" table:style-name="ce7">
            <text:p>0,00</text:p>
          </table:table-cell>
          <table:table-cell office:value-type="float" office:value="7405.7" table:style-name="ce7">
            <text:p>7.405,70</text:p>
          </table:table-cell>
          <table:table-cell office:value-type="float" office:value="9645.32" table:style-name="ce7">
            <text:p>9.645,32</text:p>
          </table:table-cell>
          <table:table-cell office:value-type="float" office:value="2562.6" table:style-name="ce7">
            <text:p>2.562,60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<text:span text:style-name="T5">FRANCISCO JOSE MAIA GUED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19853.37" table:style-name="ce7">
            <text:p>19.8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3400.98" table:style-name="ce7">
            <text:p>63.400,98</text:p>
          </table:table-cell>
          <table:table-cell office:value-type="float" office:value="6788.47" table:style-name="ce7">
            <text:p>6.788,47</text:p>
          </table:table-cell>
          <table:table-cell office:value-type="float" office:value="12154.98" table:style-name="ce7">
            <text:p>12.154,98</text:p>
          </table:table-cell>
          <table:table-cell office:value-type="float" office:value="0" table:style-name="ce7">
            <text:p>0,00</text:p>
          </table:table-cell>
          <table:table-cell office:value-type="float" office:value="8075.21" table:style-name="ce7">
            <text:p>8.075,21</text:p>
          </table:table-cell>
          <table:table-cell office:value-type="float" office:value="27018.66" table:style-name="ce7">
            <text:p>27.018,66</text:p>
          </table:table-cell>
          <table:table-cell office:value-type="float" office:value="36382.32" table:style-name="ce7">
            <text:p>36.382,32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<text:span text:style-name="T5">FRANCISCO JOSE NUNES CAVALCANT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9513.49" table:style-name="ce7">
            <text:p>9.513,49</text:p>
          </table:table-cell>
          <table:table-cell office:value-type="float" office:value="21223.8" table:style-name="ce7">
            <text:p>21.223,80</text:p>
          </table:table-cell>
          <table:table-cell office:value-type="float" office:value="17607.330000000002" table:style-name="ce7">
            <text:p>17.607,33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<text:span text:style-name="T5">GETULIO BARBOSA DE ANDRAD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0.58" table:style-name="ce7">
            <text:p>4.990,58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832.98" table:style-name="ce7">
            <text:p>50.832,98</text:p>
          </table:table-cell>
          <table:table-cell office:value-type="float" office:value="4990.58" table:style-name="ce7">
            <text:p>4.990,58</text:p>
          </table:table-cell>
          <table:table-cell office:value-type="float" office:value="8269.81" table:style-name="ce7">
            <text:p>8.269,81</text:p>
          </table:table-cell>
          <table:table-cell office:value-type="float" office:value="1407.06" table:style-name="ce7">
            <text:p>1.407,06</text:p>
          </table:table-cell>
          <table:table-cell office:value-type="float" office:value="12770.11" table:style-name="ce7">
            <text:p>12.770,11</text:p>
          </table:table-cell>
          <table:table-cell office:value-type="float" office:value="27437.56" table:style-name="ce7">
            <text:p>27.437,56</text:p>
          </table:table-cell>
          <table:table-cell office:value-type="float" office:value="23395.42" table:style-name="ce7">
            <text:p>23.395,42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<text:span text:style-name="T5">GILCELY EVANGELISTA DE ARAUJO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9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24045" table:style-name="ce7">
            <text:p>24.045,00</text:p>
          </table:table-cell>
          <table:table-cell office:value-type="float" office:value="39068.949999999997" table:style-name="ce7">
            <text:p>39.068,95</text:p>
          </table:table-cell>
          <table:table-cell office:value-type="float" office:value="7031.93" table:style-name="ce7">
            <text:p>7.031,93</text:p>
          </table:table-cell>
          <table:table-cell table:number-columns-repeated="16364"/>
        </table:table-row>
        <table:table-row table:style-name="ro6">
          <table:table-cell office:value-type="float" office:value="781" table:style-name="ce15">
            <text:p>781</text:p>
          </table:table-cell>
          <table:table-cell office:value-type="string" table:style-name="ce15">
            <text:p>GISELLE MUBARAC DETONI</text:p>
          </table:table-cell>
          <table:table-cell office:value-type="string" table:style-name="ce15">
            <text:p>PROCURADOR DE JUSTICA</text:p>
          </table:table-cell>
          <table:table-cell office:value-type="string" table:style-name="ce15">
            <text:p>1 PROCURADORIA DE JUSTICA CRIMINAL</text:p>
          </table:table-cell>
          <table:table-cell office:value-type="string" table:style-name="ce15">
            <text:p>MEMBROS PROCURADORES</text:p>
          </table:table-cell>
          <table:table-cell office:value-type="float" office:value="35462.22" table:style-name="ce16">
            <text:p><text:s/>35.462,22<text:s/>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0" table:style-name="ce17">
            <text:p>0,00</text:p>
          </table:table-cell>
          <table:table-cell office:value-type="float" office:value="4964.71" table:style-name="ce16">
            <text:p><text:s/>4.964,71<text:s/></text:p>
          </table:table-cell>
          <table:table-cell office:value-type="float" office:value="16300" table:style-name="ce16">
            <text:p><text:s/>16.300,00<text:s/></text:p>
          </table:table-cell>
          <table:table-cell office:value-type="float" office:value="5319.33" table:style-name="ce16">
            <text:p><text:s/>5.319,33<text:s/></text:p>
          </table:table-cell>
          <table:table-cell office:value-type="float" office:value="62046.26" table:style-name="ce16">
            <text:p><text:s/>62.046,26<text:s/></text:p>
          </table:table-cell>
          <table:table-cell office:value-type="float" office:value="7036.71" table:style-name="ce18">
            <text:p><text:s/>7.036,71<text:s/></text:p>
          </table:table-cell>
          <table:table-cell office:value-type="float" office:value="11513.59" table:style-name="ce18">
            <text:p><text:s/>11.513,59<text:s/></text:p>
          </table:table-cell>
          <table:table-cell office:value-type="float" office:value="0" table:style-name="ce19">
            <text:p>0,00</text:p>
          </table:table-cell>
          <table:table-cell office:value-type="float" office:value="4078.15" table:style-name="ce18">
            <text:p><text:s/>4.078,15<text:s/></text:p>
          </table:table-cell>
          <table:table-cell office:value-type="float" office:value="22628.45" table:style-name="ce16">
            <text:p><text:s/>22.628,45<text:s/></text:p>
          </table:table-cell>
          <table:table-cell office:value-type="float" office:value="39417.81" table:style-name="ce16">
            <text:p><text:s/>39.417,81<text:s/>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<text:span text:style-name="T5">GLAUCIO NEY SHIROMA OSH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DEFESA DA SAUD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4934.3900000000003" table:style-name="ce7">
            <text:p>4.934,39</text:p>
          </table:table-cell>
          <table:table-cell office:value-type="float" office:value="16644.7" table:style-name="ce7">
            <text:p>16.644,70</text:p>
          </table:table-cell>
          <table:table-cell office:value-type="float" office:value="22186.43" table:style-name="ce7">
            <text:p>22.186,43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<text:span text:style-name="T5">ILDON MAXIMIANO PERES NET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0 PROMOTORIA DE JUSTICA CRIMINAL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6066.56" table:style-name="ce7">
            <text:p>6.066,56</text:p>
          </table:table-cell>
          <table:table-cell office:value-type="float" office:value="0" table:style-name="ce7">
            <text:p>0,00</text:p>
          </table:table-cell>
          <table:table-cell office:value-type="float" office:value="12787.05" table:style-name="ce7">
            <text:p>12.787,05</text:p>
          </table:table-cell>
          <table:table-cell office:value-type="float" office:value="23570.080000000002" table:style-name="ce7">
            <text:p>23.570,08</text:p>
          </table:table-cell>
          <table:table-cell office:value-type="float" office:value="20314.419999999998" table:style-name="ce7">
            <text:p>20.314,42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<text:span text:style-name="T5">IVERSON RODRIGO MONTEIRO CERQUEIRA BUE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O MEIO AMBIENTE DO JURU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4684.3900000000003" table:style-name="ce7">
            <text:p>4.684,39</text:p>
          </table:table-cell>
          <table:table-cell office:value-type="float" office:value="17836.52" table:style-name="ce7">
            <text:p>17.836,52</text:p>
          </table:table-cell>
          <table:table-cell office:value-type="float" office:value="26047.98" table:style-name="ce7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<text:span text:style-name="T5">JOANA D ARC DIAS MARTIN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4884.8999999999996" table:style-name="ce7">
            <text:p>4.884,90</text:p>
          </table:table-cell>
          <table:table-cell office:value-type="float" office:value="16699.490000000002" table:style-name="ce7">
            <text:p>16.699,49</text:p>
          </table:table-cell>
          <table:table-cell office:value-type="float" office:value="22131.64" table:style-name="ce7">
            <text:p>22.131,64</text:p>
          </table:table-cell>
          <table:table-cell table:number-columns-repeated="16364"/>
        </table:table-row>
        <table:table-row table:style-name="ro6">
          <table:table-cell office:value-type="float" office:value="7441" table:style-name="ce12">
            <text:p>7441</text:p>
          </table:table-cell>
          <table:table-cell office:value-type="string" table:style-name="ce12">
            <text:p>JOAO MARQUES PIRES</text:p>
          </table:table-cell>
          <table:table-cell office:value-type="string" table:style-name="ce12">
            <text:p>PROCURADOR DE JUSTICA</text:p>
          </table:table-cell>
          <table:table-cell office:value-type="string" table:style-name="ce12">
            <text:p>5 PROCURADORIA DE JUSTICA CIVEL</text:p>
          </table:table-cell>
          <table:table-cell office:value-type="string" table:style-name="ce12">
            <text:p>MEMBROS PROCURADORES</text:p>
          </table:table-cell>
          <table:table-cell office:value-type="float" office:value="35462.22" table:style-name="ce13">
            <text:p><text:s/>35.462,22<text:s/>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13">
            <text:p><text:s/>7.092,44<text:s/></text:p>
          </table:table-cell>
          <table:table-cell office:value-type="float" office:value="0" table:style-name="ce7">
            <text:p>0,00</text:p>
          </table:table-cell>
          <table:table-cell office:value-type="float" office:value="29505.35" table:style-name="ce7">
            <text:p>29.505,35</text:p>
          </table:table-cell>
          <table:table-cell office:value-type="float" office:value="4964.71" table:style-name="ce13">
            <text:p><text:s/>4.964,71<text:s/>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13">
            <text:p><text:s/>5.319,33<text:s/></text:p>
          </table:table-cell>
          <table:table-cell office:value-type="float" office:value="82344.05" table:style-name="ce13">
            <text:p><text:s/>82.344,05<text:s/></text:p>
          </table:table-cell>
          <table:table-cell office:value-type="float" office:value="4964.71" table:style-name="ce14">
            <text:p><text:s/>4.964,71<text:s/></text:p>
          </table:table-cell>
          <table:table-cell office:value-type="float" office:value="15701.4" table:style-name="ce14">
            <text:p><text:s/>15.701,40<text:s/></text:p>
          </table:table-cell>
          <table:table-cell office:value-type="float" office:value="3261.34" table:style-name="ce14">
            <text:p><text:s/>3.261,34<text:s/></text:p>
          </table:table-cell>
          <table:table-cell office:value-type="float" office:value="9975.0300000000007" table:style-name="ce14">
            <text:p><text:s/>9.975,03<text:s/></text:p>
          </table:table-cell>
          <table:table-cell office:value-type="float" office:value="33902.480000000003" table:style-name="ce13">
            <text:p><text:s/>33.902,48<text:s/></text:p>
          </table:table-cell>
          <table:table-cell office:value-type="float" office:value="48441.57" table:style-name="ce13">
            <text:p><text:s/>48.441,57<text:s/>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<text:span text:style-name="T5">JOSE LUCIVAN NERY DE LIM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RIMINAL DE PLACIDO DE CASTR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5250.42" table:style-name="ce7">
            <text:p>5.250,42</text:p>
          </table:table-cell>
          <table:table-cell office:value-type="float" office:value="16508.03" table:style-name="ce7">
            <text:p>16.508,03</text:p>
          </table:table-cell>
          <table:table-cell office:value-type="float" office:value="21750.38" table:style-name="ce7">
            <text:p>21.750,38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<text:span text:style-name="T5">JOSE RUY DA SILVEIRA LINO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33.73" table:style-name="ce7">
            <text:p>16.933,73</text:p>
          </table:table-cell>
          <table:table-cell office:value-type="float" office:value="26613.88" table:style-name="ce7">
            <text:p>26.613,88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<text:span text:style-name="T5">JULEANDRO MARTINS DE OLIVEIRA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22296.57" table:style-name="ce7">
            <text:p>22.29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60554.98" table:style-name="ce7">
            <text:p>60.554,98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11393.83" table:style-name="ce7">
            <text:p>11.393,83</text:p>
          </table:table-cell>
          <table:table-cell office:value-type="float" office:value="0" table:style-name="ce7">
            <text:p>0,00</text:p>
          </table:table-cell>
          <table:table-cell office:value-type="float" office:value="3546.51" table:style-name="ce7">
            <text:p>3.546,51</text:p>
          </table:table-cell>
          <table:table-cell office:value-type="float" office:value="19196.95" table:style-name="ce7">
            <text:p>19.196,95</text:p>
          </table:table-cell>
          <table:table-cell office:value-type="float" office:value="41358.03" table:style-name="ce7">
            <text:p>41.358,03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<text:span text:style-name="T5">JULIANA MAXIMIANO HOFF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516.01" table:style-name="ce7">
            <text:p>1.516,01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0347.14" table:style-name="ce7">
            <text:p>40.347,14</text:p>
          </table:table-cell>
          <table:table-cell office:value-type="float" office:value="4716.47" table:style-name="ce7">
            <text:p>4.716,47</text:p>
          </table:table-cell>
          <table:table-cell office:value-type="float" office:value="7515.02" table:style-name="ce7">
            <text:p>7.515,0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105.74" table:style-name="ce7">
            <text:p>16.105,74</text:p>
          </table:table-cell>
          <table:table-cell office:value-type="float" office:value="24241.4" table:style-name="ce7">
            <text:p>24.241,40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<text:span text:style-name="T5">JULIO CESAR DE MEDEIROS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5736" table:style-name="ce7">
            <text:p>5.736,00</text:p>
          </table:table-cell>
          <table:table-cell office:value-type="float" office:value="0" table:style-name="ce7">
            <text:p>0,00</text:p>
          </table:table-cell>
          <table:table-cell office:value-type="float" office:value="5168.75" table:style-name="ce7">
            <text:p>5.168,75</text:p>
          </table:table-cell>
          <table:table-cell office:value-type="float" office:value="15161.36" table:style-name="ce7">
            <text:p>15.161,36</text:p>
          </table:table-cell>
          <table:table-cell office:value-type="float" office:value="20056.61" table:style-name="ce7">
            <text:p>20.056,61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<text:span text:style-name="T5">KATIA REJANE DE ARAUJO RODRIGU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10638.67" table:style-name="ce7">
            <text:p>10.638,67</text:p>
          </table:table-cell>
          <table:table-cell office:value-type="float" office:value="0" table:style-name="ce7">
            <text:p>0,00</text:p>
          </table:table-cell>
          <table:table-cell office:value-type="float" office:value="29505.35" table:style-name="ce7">
            <text:p>29.505,35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85890.28" table:style-name="ce7">
            <text:p>85.890,28</text:p>
          </table:table-cell>
          <table:table-cell office:value-type="float" office:value="4964.71" table:style-name="ce7">
            <text:p>4.964,71</text:p>
          </table:table-cell>
          <table:table-cell office:value-type="float" office:value="13123.93" table:style-name="ce7">
            <text:p>13.123,93</text:p>
          </table:table-cell>
          <table:table-cell office:value-type="float" office:value="6807.57" table:style-name="ce7">
            <text:p>6.807,57</text:p>
          </table:table-cell>
          <table:table-cell office:value-type="float" office:value="4428.1499999999996" table:style-name="ce7">
            <text:p>4.428,15</text:p>
          </table:table-cell>
          <table:table-cell office:value-type="float" office:value="29324.36" table:style-name="ce7">
            <text:p>29.324,36</text:p>
          </table:table-cell>
          <table:table-cell office:value-type="float" office:value="56565.919999999998" table:style-name="ce7">
            <text:p>56.565,92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<text:span text:style-name="T5">LAURA CRISTINA DE ALMEIDA MIRAND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37001" table:style-name="ce5">
            <text:p>37001</text:p>
          </table:table-cell>
          <table:table-cell office:value-type="string" table:style-name="ce6">
            <text:p><text:span text:style-name="T5">LEANDRO PORTELA STEFFE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IREITOS HUMANOS E CIDADAN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2023.44" table:style-name="ce7">
            <text:p>2.023,44</text:p>
          </table:table-cell>
          <table:table-cell office:value-type="float" office:value="15175.57" table:style-name="ce7">
            <text:p>15.175,57</text:p>
          </table:table-cell>
          <table:table-cell office:value-type="float" office:value="28708.93" table:style-name="ce7">
            <text:p>28.708,93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<text:span text:style-name="T5">LEONARDO HONORATO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A CRIANCA E ADOLESCENTE CRZ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057.81" table:style-name="ce7">
            <text:p>16.057,81</text:p>
          </table:table-cell>
          <table:table-cell office:value-type="float" office:value="26142.23" table:style-name="ce7">
            <text:p>26.142,23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<text:span text:style-name="T5">LUANA DINIZ LIRIO MACI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<text:span text:style-name="T5">LUIS HENRIQUE CORREA ROLIM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IVE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664.12" table:style-name="ce7">
            <text:p>5.664,12</text:p>
          </table:table-cell>
          <table:table-cell office:value-type="float" office:value="0" table:style-name="ce7">
            <text:p>0,00</text:p>
          </table:table-cell>
          <table:table-cell office:value-type="float" office:value="14636.59" table:style-name="ce7">
            <text:p>14.636,59</text:p>
          </table:table-cell>
          <table:table-cell office:value-type="float" office:value="25017.18" table:style-name="ce7">
            <text:p>25.017,18</text:p>
          </table:table-cell>
          <table:table-cell office:value-type="float" office:value="13813.95" table:style-name="ce7">
            <text:p>13.813,95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<text:span text:style-name="T5">MANUELA CANUTO DE SANTANA FARHAT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MANCIO LIM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3.58" table:style-name="ce7">
            <text:p>4.973,58</text:p>
          </table:table-cell>
          <table:table-cell office:value-type="float" office:value="40178.699999999997" table:style-name="ce7">
            <text:p>40.178,70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527.73" table:style-name="ce7">
            <text:p>7.527,73</text:p>
          </table:table-cell>
          <table:table-cell office:value-type="float" office:value="0" table:style-name="ce7">
            <text:p>0,00</text:p>
          </table:table-cell>
          <table:table-cell office:value-type="float" office:value="297.94" table:style-name="ce7">
            <text:p>297,94</text:p>
          </table:table-cell>
          <table:table-cell office:value-type="float" office:value="12306.32" table:style-name="ce7">
            <text:p>12.306,32</text:p>
          </table:table-cell>
          <table:table-cell office:value-type="float" office:value="27872.38" table:style-name="ce7">
            <text:p>27.872,38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<text:span text:style-name="T5">MARCELA CRISTINA OZORI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<text:span text:style-name="T5">MARCO AURELIO RIBE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133.16" table:style-name="ce7">
            <text:p>8.133,16</text:p>
          </table:table-cell>
          <table:table-cell office:value-type="float" office:value="0" table:style-name="ce7">
            <text:p>0,00</text:p>
          </table:table-cell>
          <table:table-cell office:value-type="float" office:value="3425.62" table:style-name="ce7">
            <text:p>3.425,62</text:p>
          </table:table-cell>
          <table:table-cell office:value-type="float" office:value="16275.25" table:style-name="ce7">
            <text:p>16.275,25</text:p>
          </table:table-cell>
          <table:table-cell office:value-type="float" office:value="27609.25" table:style-name="ce7">
            <text:p>27.609,25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<text:span text:style-name="T5">MARCOS ANTONIO GALIN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027.08" table:style-name="ce7">
            <text:p>15.027,08</text:p>
          </table:table-cell>
          <table:table-cell office:value-type="float" office:value="23804.05" table:style-name="ce7">
            <text:p>23.804,0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<text:span text:style-name="T5">MARIA FATIMA RIBEIRO TEIX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 DO CONTROLE EXTERN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924.25" table:style-name="ce7">
            <text:p>3.924,25</text:p>
          </table:table-cell>
          <table:table-cell office:value-type="float" office:value="17128.509999999998" table:style-name="ce7">
            <text:p>17.128,51</text:p>
          </table:table-cell>
          <table:table-cell office:value-type="float" office:value="26755.99" table:style-name="ce7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<text:span text:style-name="T5">MARIANO JEORGE DE SOUSA MEL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7465.08" table:style-name="ce7">
            <text:p>7.465,08</text:p>
          </table:table-cell>
          <table:table-cell office:value-type="float" office:value="20617.21" table:style-name="ce7">
            <text:p>20.617,21</text:p>
          </table:table-cell>
          <table:table-cell office:value-type="float" office:value="23267.29" table:style-name="ce7">
            <text:p>23.267,29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<text:span text:style-name="T5">MERI CRISTINA AMARAL GONCALV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MEIO AMBIENTE BAIX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3631.13" table:style-name="ce7">
            <text:p>53.631,13</text:p>
          </table:table-cell>
          <table:table-cell office:value-type="float" office:value="6788.47" table:style-name="ce7">
            <text:p>6.788,47</text:p>
          </table:table-cell>
          <table:table-cell office:value-type="float" office:value="9624.68" table:style-name="ce7">
            <text:p>9.624,68</text:p>
          </table:table-cell>
          <table:table-cell office:value-type="float" office:value="0" table:style-name="ce7">
            <text:p>0,00</text:p>
          </table:table-cell>
          <table:table-cell office:value-type="float" office:value="5130.25" table:style-name="ce7">
            <text:p>5.130,25</text:p>
          </table:table-cell>
          <table:table-cell office:value-type="float" office:value="21543.4" table:style-name="ce7">
            <text:p>21.543,40</text:p>
          </table:table-cell>
          <table:table-cell office:value-type="float" office:value="32087.73" table:style-name="ce7">
            <text:p>32.087,73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<text:span text:style-name="T5">MYRNA TEIXEIRA MENDO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ESA DO PATRIMONI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216.48" table:style-name="ce7">
            <text:p>6.2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100.98" table:style-name="ce7">
            <text:p>50.100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9784.82" table:style-name="ce7">
            <text:p>9.784,82</text:p>
          </table:table-cell>
          <table:table-cell office:value-type="float" office:value="0" table:style-name="ce7">
            <text:p>0,00</text:p>
          </table:table-cell>
          <table:table-cell office:value-type="float" office:value="23205.87" table:style-name="ce7">
            <text:p>23.205,87</text:p>
          </table:table-cell>
          <table:table-cell office:value-type="float" office:value="37707.160000000003" table:style-name="ce7">
            <text:p>37.707,16</text:p>
          </table:table-cell>
          <table:table-cell office:value-type="float" office:value="12393.82" table:style-name="ce7">
            <text:p>12.393,82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<text:span text:style-name="T5">NELMA ARAUJO MELO DE SIQU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28972.639999999999" table:style-name="ce7">
            <text:p>28.972,6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77573.62" table:style-name="ce7">
            <text:p>77.573,62</text:p>
          </table:table-cell>
          <table:table-cell office:value-type="float" office:value="4716.47" table:style-name="ce7">
            <text:p>4.716,47</text:p>
          </table:table-cell>
          <table:table-cell office:value-type="float" office:value="15544.35" table:style-name="ce7">
            <text:p>15.544,35</text:p>
          </table:table-cell>
          <table:table-cell office:value-type="float" office:value="0" table:style-name="ce7">
            <text:p>0,00</text:p>
          </table:table-cell>
          <table:table-cell office:value-type="float" office:value="4274.5200000000004" table:style-name="ce7">
            <text:p>4.274,52</text:p>
          </table:table-cell>
          <table:table-cell office:value-type="float" office:value="24535.34" table:style-name="ce7">
            <text:p>24.535,34</text:p>
          </table:table-cell>
          <table:table-cell office:value-type="float" office:value="53038.28" table:style-name="ce7">
            <text:p>53.038,28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<text:span text:style-name="T5">OCIMAR DA SILVA SAL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290.8700000000008" table:style-name="ce7">
            <text:p>8.290,8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641.73" table:style-name="ce7">
            <text:p>17.641,73</text:p>
          </table:table-cell>
          <table:table-cell office:value-type="float" office:value="25905.88" table:style-name="ce7">
            <text:p>25.905,88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<text:span text:style-name="T5">OSWALDO D ALBUQUERQUE LIMA NE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4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0781.550000000003" table:style-name="ce7">
            <text:p>40.781,55</text:p>
          </table:table-cell>
          <table:table-cell office:value-type="float" office:value="4964.71" table:style-name="ce7">
            <text:p>4.964,71</text:p>
          </table:table-cell>
          <table:table-cell office:value-type="float" office:value="7517.46" table:style-name="ce7">
            <text:p>7.517,46</text:p>
          </table:table-cell>
          <table:table-cell office:value-type="float" office:value="0" table:style-name="ce7">
            <text:p>0,00</text:p>
          </table:table-cell>
          <table:table-cell office:value-type="float" office:value="15135.22" table:style-name="ce7">
            <text:p>15.135,22</text:p>
          </table:table-cell>
          <table:table-cell office:value-type="float" office:value="27617.39" table:style-name="ce7">
            <text:p>27.617,39</text:p>
          </table:table-cell>
          <table:table-cell office:value-type="float" office:value="13164.16" table:style-name="ce7">
            <text:p>13.164,16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<text:span text:style-name="T5">PATRICIA DE AMORIM REG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15057.15" table:style-name="ce7">
            <text:p>15.057,15</text:p>
          </table:table-cell>
          <table:table-cell office:value-type="float" office:value="29924.69" table:style-name="ce7">
            <text:p>29.924,69</text:p>
          </table:table-cell>
          <table:table-cell office:value-type="float" office:value="16176.19" table:style-name="ce7">
            <text:p>16.176,19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<text:span text:style-name="T5">PATRICIA PAULA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3668.91" table:style-name="ce7">
            <text:p>3.668,91</text:p>
          </table:table-cell>
          <table:table-cell office:value-type="float" office:value="16821.04" table:style-name="ce7">
            <text:p>16.821,04</text:p>
          </table:table-cell>
          <table:table-cell office:value-type="float" office:value="27063.46" table:style-name="ce7">
            <text:p>27.063,46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<text:span text:style-name="T5">PAULIANE MEZABARBA SANCH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22296.57" table:style-name="ce7">
            <text:p>22.29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60554.98" table:style-name="ce7">
            <text:p>60.554,98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11237.43" table:style-name="ce7">
            <text:p>11.237,43</text:p>
          </table:table-cell>
          <table:table-cell office:value-type="float" office:value="0" table:style-name="ce7">
            <text:p>0,00</text:p>
          </table:table-cell>
          <table:table-cell office:value-type="float" office:value="3227.13" table:style-name="ce7">
            <text:p>3.227,13</text:p>
          </table:table-cell>
          <table:table-cell office:value-type="float" office:value="18721.169999999998" table:style-name="ce7">
            <text:p>18.721,17</text:p>
          </table:table-cell>
          <table:table-cell office:value-type="float" office:value="41833.81" table:style-name="ce7">
            <text:p>41.833,81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<text:span text:style-name="T5">RAFAEL MACIEL DA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375.43" table:style-name="ce7">
            <text:p>17.375,43</text:p>
          </table:table-cell>
          <table:table-cell office:value-type="float" office:value="24824.61" table:style-name="ce7">
            <text:p>24.824,61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<text:span text:style-name="T5">RICARDO COELHO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JUST ESP DE DEF DA EDUCACA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9853.37" table:style-name="ce7">
            <text:p>19.8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8684.5" table:style-name="ce7">
            <text:p>58.684,50</text:p>
          </table:table-cell>
          <table:table-cell office:value-type="float" office:value="6788.47" table:style-name="ce7">
            <text:p>6.788,47</text:p>
          </table:table-cell>
          <table:table-cell office:value-type="float" office:value="11014.36" table:style-name="ce7">
            <text:p>11.014,36</text:p>
          </table:table-cell>
          <table:table-cell office:value-type="float" office:value="0" table:style-name="ce7">
            <text:p>0,00</text:p>
          </table:table-cell>
          <table:table-cell office:value-type="float" office:value="9216.23" table:style-name="ce7">
            <text:p>9.216,23</text:p>
          </table:table-cell>
          <table:table-cell office:value-type="float" office:value="27019.06" table:style-name="ce7">
            <text:p>27.019,06</text:p>
          </table:table-cell>
          <table:table-cell office:value-type="float" office:value="31665.439999999999" table:style-name="ce7">
            <text:p>31.665,44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<text:span text:style-name="T5">RITA DE CASSIA NOGUEIRA LIM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64.71" table:style-name="ce7">
            <text:p>6.4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2565.59" table:style-name="ce7">
            <text:p>52.565,59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7885.92" table:style-name="ce7">
            <text:p>7.885,92</text:p>
          </table:table-cell>
          <table:table-cell office:value-type="float" office:value="24275.16" table:style-name="ce7">
            <text:p>24.275,16</text:p>
          </table:table-cell>
          <table:table-cell office:value-type="float" office:value="28290.43" table:style-name="ce7">
            <text:p>28.290,43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<text:span text:style-name="T5">RODRIGO CURTI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SECRETARIA GERAL DO MPAC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2075.62" table:style-name="ce7">
            <text:p>2.075,62</text:p>
          </table:table-cell>
          <table:table-cell office:value-type="float" office:value="15279.88" table:style-name="ce7">
            <text:p>15.279,88</text:p>
          </table:table-cell>
          <table:table-cell office:value-type="float" office:value="28604.62" table:style-name="ce7">
            <text:p>28.604,62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<text:span text:style-name="T5">RODRIGO FONTOURA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EPITACIO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<text:span text:style-name="T5">ROGERIO VOLTOLINI MUNO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8277.7800000000007" table:style-name="ce7">
            <text:p>8.277,78</text:p>
          </table:table-cell>
          <table:table-cell office:value-type="float" office:value="19988.09" table:style-name="ce7">
            <text:p>19.988,09</text:p>
          </table:table-cell>
          <table:table-cell office:value-type="float" office:value="18843.04" table:style-name="ce7">
            <text:p>18.843,04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<text:span text:style-name="T5">ROMEU CORDEIRO BARBOS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07.55" table:style-name="ce7">
            <text:p>6.407,55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5238.68" table:style-name="ce7">
            <text:p>45.238,68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4860.71" table:style-name="ce7">
            <text:p>4.860,71</text:p>
          </table:table-cell>
          <table:table-cell office:value-type="float" office:value="17920.189999999999" table:style-name="ce7">
            <text:p>17.920,19</text:p>
          </table:table-cell>
          <table:table-cell office:value-type="float" office:value="27318.49" table:style-name="ce7">
            <text:p>27.318,49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<text:span text:style-name="T5">SAMMY BARBOSA LOP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 GERAL ADJUNTA PARA ASSUNTOS JURIDICOS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26195.55" table:style-name="ce7">
            <text:p>26.195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74069.539999999994" table:style-name="ce7">
            <text:p>74.069,54</text:p>
          </table:table-cell>
          <table:table-cell office:value-type="float" office:value="4964.71" table:style-name="ce7">
            <text:p>4.964,71</text:p>
          </table:table-cell>
          <table:table-cell office:value-type="float" office:value="13879.67" table:style-name="ce7">
            <text:p>13.879,67</text:p>
          </table:table-cell>
          <table:table-cell office:value-type="float" office:value="3261.34" table:style-name="ce7">
            <text:p>3.261,34</text:p>
          </table:table-cell>
          <table:table-cell office:value-type="float" office:value="4188.96" table:style-name="ce7">
            <text:p>4.188,96</text:p>
          </table:table-cell>
          <table:table-cell office:value-type="float" office:value="26294.68" table:style-name="ce7">
            <text:p>26.294,68</text:p>
          </table:table-cell>
          <table:table-cell office:value-type="float" office:value="47774.86" table:style-name="ce7">
            <text:p>47.774,86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<text:span text:style-name="T5">SAMUEL MARTINS EVANGELIST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1400" table:style-name="ce7">
            <text:p>1.400,00</text:p>
          </table:table-cell>
          <table:table-cell office:value-type="float" office:value="1495.64" table:style-name="ce7">
            <text:p>1.495,6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5.64" table:style-name="ce7">
            <text:p>2.895,64</text:p>
          </table:table-cell>
          <table:table-cell office:value-type="float" office:value="7104.36" table:style-name="ce7">
            <text:p>7.104,3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<text:span text:style-name="T5">SIBERMAN MADEIRA DE HOLAND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462.87" table:style-name="ce7">
            <text:p>5.462,87</text:p>
          </table:table-cell>
          <table:table-cell office:value-type="float" office:value="18562.86" table:style-name="ce7">
            <text:p>18.562,86</text:p>
          </table:table-cell>
          <table:table-cell office:value-type="float" office:value="25321.64" table:style-name="ce7">
            <text:p>25.321,64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<text:span text:style-name="T5">TALES FONSECA TRANI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1153.43" table:style-name="ce7">
            <text:p>1.153,43</text:p>
          </table:table-cell>
          <table:table-cell office:value-type="float" office:value="14305.56" table:style-name="ce7">
            <text:p>14.305,56</text:p>
          </table:table-cell>
          <table:table-cell office:value-type="float" office:value="29578.94" table:style-name="ce7">
            <text:p>29.578,94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<text:span text:style-name="T5">TEOTONIO RODRIGUES SOAR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122.79" table:style-name="ce7">
            <text:p>4.122,79</text:p>
          </table:table-cell>
          <table:table-cell office:value-type="float" office:value="17222.78" table:style-name="ce7">
            <text:p>17.222,78</text:p>
          </table:table-cell>
          <table:table-cell office:value-type="float" office:value="26661.72" table:style-name="ce7">
            <text:p>26.661,72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<text:span text:style-name="T5">THALLES FERREIRA COS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13838.58" table:style-name="ce7">
            <text:p>13.838,58</text:p>
          </table:table-cell>
          <table:table-cell office:value-type="float" office:value="26579.62" table:style-name="ce7">
            <text:p>26.579,62</text:p>
          </table:table-cell>
          <table:table-cell office:value-type="float" office:value="15620.42" table:style-name="ce7">
            <text:p>15.620,42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<text:span text:style-name="T5">THIAGO MARQUES SALOMA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RIMINAL DE XAPU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217.01" table:style-name="ce7">
            <text:p>6.217,01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4270.13" table:style-name="ce7">
            <text:p>14.270,13</text:p>
          </table:table-cell>
          <table:table-cell office:value-type="float" office:value="20947.84" table:style-name="ce7">
            <text:p>20.947,84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<text:span text:style-name="T5">UBIRAJARA BRAGA DE ALBUQUERQUE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1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37.5" table:style-name="ce7">
            <text:p>2.43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377.96" table:style-name="ce7">
            <text:p>7.377,96</text:p>
          </table:table-cell>
          <table:table-cell office:value-type="float" office:value="14800" table:style-name="ce7">
            <text:p>14.80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65397.01" table:style-name="ce7">
            <text:p>65.397,01</text:p>
          </table:table-cell>
          <table:table-cell office:value-type="float" office:value="7377.96" table:style-name="ce7">
            <text:p>7.377,96</text:p>
          </table:table-cell>
          <table:table-cell office:value-type="float" office:value="9431.24" table:style-name="ce7">
            <text:p>9.431,24</text:p>
          </table:table-cell>
          <table:table-cell office:value-type="float" office:value="0" table:style-name="ce7">
            <text:p>0,00</text:p>
          </table:table-cell>
          <table:table-cell office:value-type="float" office:value="20816.509999999998" table:style-name="ce7">
            <text:p>20.816,51</text:p>
          </table:table-cell>
          <table:table-cell office:value-type="float" office:value="37625.71" table:style-name="ce7">
            <text:p>37.625,71</text:p>
          </table:table-cell>
          <table:table-cell office:value-type="float" office:value="27771.3" table:style-name="ce7">
            <text:p>27.771,30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<text:span text:style-name="T5">VANDERLEI BATISTA CERQUEI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UMULATIVA DE ACRE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5054.12" table:style-name="ce7">
            <text:p>15.054,12</text:p>
          </table:table-cell>
          <table:table-cell office:value-type="float" office:value="23204.29" table:style-name="ce7">
            <text:p>23.204,29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<text:span text:style-name="T5">VANESSA DE MACEDO MUNI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EXEC MEDIDAS SOCIOEDUCATIVAS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224.25" table:style-name="ce7">
            <text:p>4.224,25</text:p>
          </table:table-cell>
          <table:table-cell office:value-type="float" office:value="17324.240000000002" table:style-name="ce7">
            <text:p>17.324,24</text:p>
          </table:table-cell>
          <table:table-cell office:value-type="float" office:value="26560.26" table:style-name="ce7">
            <text:p>26.560,26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<text:span text:style-name="T5">VINICIUS MENANDRO EVANGELISTA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DEFESA DA PESSOA IDOS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462.97" table:style-name="ce7">
            <text:p>5.462,97</text:p>
          </table:table-cell>
          <table:table-cell office:value-type="float" office:value="0" table:style-name="ce7">
            <text:p>0,00</text:p>
          </table:table-cell>
          <table:table-cell office:value-type="float" office:value="23595.14" table:style-name="ce7">
            <text:p>23.595,14</text:p>
          </table:table-cell>
          <table:table-cell office:value-type="float" office:value="33774.58" table:style-name="ce7">
            <text:p>33.774,58</text:p>
          </table:table-cell>
          <table:table-cell office:value-type="float" office:value="5056.55" table:style-name="ce7">
            <text:p>5.056,55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<text:span text:style-name="T5">WALDIRENE OLIVEIRA DA CRUZ LIMA CORDEIRO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72" table:style-name="ce7">
            <text:p>2.072,00</text:p>
          </table:table-cell>
          <table:table-cell office:value-type="float" office:value="2630.84" table:style-name="ce7">
            <text:p>2.630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2.84" table:style-name="ce7">
            <text:p>4.702,84</text:p>
          </table:table-cell>
          <table:table-cell office:value-type="float" office:value="10097.16" table:style-name="ce7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<text:span text:style-name="T5">WALTER TEIXEIR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183.5" table:style-name="ce7">
            <text:p>15.183,50</text:p>
          </table:table-cell>
          <table:table-cell office:value-type="float" office:value="23647.63" table:style-name="ce7">
            <text:p>23.647,63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<text:span text:style-name="T5">WASHINGTON NILTON MEDEIROS MOR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279.24" table:style-name="ce7">
            <text:p>8.279,24</text:p>
          </table:table-cell>
          <table:table-cell office:value-type="float" office:value="0" table:style-name="ce7">
            <text:p>0,00</text:p>
          </table:table-cell>
          <table:table-cell office:value-type="float" office:value="4216.82" table:style-name="ce7">
            <text:p>4.216,82</text:p>
          </table:table-cell>
          <table:table-cell office:value-type="float" office:value="17212.53" table:style-name="ce7">
            <text:p>17.212,53</text:p>
          </table:table-cell>
          <table:table-cell office:value-type="float" office:value="26671.97" table:style-name="ce7">
            <text:p>26.671,9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<text:span text:style-name="T5">WENDY TAKAO HAM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<text:span text:style-name="T4">Total Geral</text:span></text:p>
          </table:table-cell>
          <table:table-cell office:value-type="float" office:value="84" table:style-name="ce8">
            <text:p>84</text:p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2695728.66" table:formula="of:=SUM([.F7:.F90])" table:style-name="ce10">
            <text:p>2.695.728,66</text:p>
          </table:table-cell>
          <table:table-cell office:value-type="float" office:value="6849.6" table:formula="of:=SUM([.G7:.G90])" table:style-name="ce10">
            <text:p>6.849,60</text:p>
          </table:table-cell>
          <table:table-cell office:value-type="float" office:value="203009.72999999995" table:formula="of:=SUM([.H7:.H90])" table:style-name="ce10">
            <text:p>203.009,73</text:p>
          </table:table-cell>
          <table:table-cell office:value-type="float" office:value="0" table:formula="of:=SUM([.I7:.I90])" table:style-name="ce10">
            <text:p>0,00</text:p>
          </table:table-cell>
          <table:table-cell office:value-type="float" office:value="216018.25" table:formula="of:=SUM([.J7:.J90])" table:style-name="ce10">
            <text:p>216.018,25</text:p>
          </table:table-cell>
          <table:table-cell office:value-type="float" office:value="82498.800000000017" table:formula="of:=SUM([.K7:.K90])" table:style-name="ce10">
            <text:p>82.498,80</text:p>
          </table:table-cell>
          <table:table-cell office:value-type="float" office:value="175506.63999999998" table:formula="of:=SUM([.L7:.L90])" table:style-name="ce10">
            <text:p>175.506,64</text:p>
          </table:table-cell>
          <table:table-cell office:value-type="float" office:value="414241.4600000002" table:formula="of:=SUM([.M7:.M90])" table:style-name="ce10">
            <text:p>414.241,46</text:p>
          </table:table-cell>
          <table:table-cell office:value-type="float" office:value="3793853.1399999987" table:formula="of:=SUM([.N7:.N90])" table:style-name="ce10">
            <text:p>3.793.853,14</text:p>
          </table:table-cell>
          <table:table-cell office:value-type="float" office:value="394964.54999999946" table:formula="of:=SUM([.O7:.O90])" table:style-name="ce10">
            <text:p>394.964,55</text:p>
          </table:table-cell>
          <table:table-cell office:value-type="float" office:value="690058.75999999989" table:formula="of:=SUM([.P7:.P90])" table:style-name="ce10">
            <text:p>690.058,76</text:p>
          </table:table-cell>
          <table:table-cell office:value-type="float" office:value="31830.84" table:formula="of:=SUM([.Q7:.Q90])" table:style-name="ce10">
            <text:p>31.830,84</text:p>
          </table:table-cell>
          <table:table-cell office:value-type="float" office:value="604747.22000000009" table:formula="of:=SUM([.R7:.R90])" table:style-name="ce10">
            <text:p>604.747,22</text:p>
          </table:table-cell>
          <table:table-cell office:value-type="float" office:value="1721601.3699999999" table:formula="of:=SUM([.S7:.S90])" table:style-name="ce10">
            <text:p>1.721.601,37</text:p>
          </table:table-cell>
          <table:table-cell office:value-type="float" office:value="2072251.7699999998" table:formula="of:=SUM([.T7:.T90])" table:style-name="ce10">
            <text:p>2.072.251,77</text:p>
          </table:table-cell>
          <table:table-cell table:number-columns-repeated="16364"/>
        </table:table-row>
        <table:table-row table:style-name="ro8">
          <table:table-cell office:value-type="string" table:style-name="ce11">
            <text:p><text:span text:style-name="T3">Data da última atualização:</text:span></text:p>
          </table:table-cell>
          <table:table-cell office:value-type="string" table:number-columns-spanned="19" table:number-rows-spanned="1" table:style-name="ce28">
            <text:p><text:span text:style-name="T3">Abril de 2021</text:span>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30">
            <text:p><text:span text:style-name="T6">(1) Remuneração do cargo efetivo - Vencimento, GAMPU, V.P.I, Adicionais de Qualificação, G.A.E e G.A.S, além de outras desta natureza.</text:span></text:p>
            <text:p><text:span text:style-name="T6">(2) V.P.N.I., Adicional por tempo de serviço, quintos, décimos e vantagens decorrentes de sentença judicial ou extensão administrativa.</text:span></text:p>
            <text:p><text:span text:style-name="T6">(3) Rubricas que representam a retribuição paga pelo exercício de função (servidor efetivo) ou remuneração de cargo em comissão (servidor sem vínculo ou requisitado).</text:span></text:p>
            <text:p><text:span text:style-name="T6">(4) Parcelas da Gratificação Natalina (13º) pagas no mês corrente, ou no caso de vacância ou exoneração do servidor.</text:span></text:p>
            <text:p><text:span text:style-name="T6">(5) Adicional correspondente a 1/3 (um terço) da remuneração, pago ao servidor por ocasião das férias.</text:span></text:p>
            <text:p><text:span text:style-name="T6">(6)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text:p><text:span text:style-name="T6">(7) Valor total (somatório) das remunerações temporárias ou eventuais discriminadas na Tabela III.</text:span></text:p>
            <text:p><text:span text:style-name="T6">(8) Valor total (somatório) das verbas indenizatórias discriminadas na Tabela III.</text:span></text:p>
            <text:p><text:span text:style-name="T6">(9) Total dos rendimentos brutos pagos no mês.</text:span></text:p>
            <text:p><text:span text:style-name="T6">(10) Contribuição Previdenciária Oficial (Plano de Seguridade Social do Servidor Público e Regime Geral de Previdência Social).</text:span></text:p>
            <text:p><text:span text:style-name="T6">(11) Imposto de Renda Retido na Fonte.</text:span></text:p>
            <text:p><text:span text:style-name="T6">(12) Valor deduzido da remuneração básica bruta, quando esta ultrapassa o teto constitucional, nos termos da legislação correspondente.</text:span></text:p>
            <text:p><text:span text:style-name="T6">(13) Total dos descontos efetuados no mês.</text:span></text:p>
            <text:p><text:span text:style-name="T6">(14) Rendimento líquido após os descontos referidos nos itens anteriores.</text:span></text:p>
          </table:table-cell>
          <table:covered-table-cell table:number-columns-repeated="19"/>
          <table:table-cell table:number-columns-repeated="16364"/>
        </table:table-row>
        <table:table-row table:number-rows-repeated="104848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0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_32_2" style:display-name="Vírgula 2" style:family="table-cell" style:data-style-name="N35"/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/>
    <dc:creator/>
    <meta:creation-date>2022-01-20T17:08:18Z</meta:creation-date>
    <dc:date>2022-01-20T17:08:18Z</dc:date>
  </office:meta>
</office:document-meta>
</file>